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botto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top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style:font-name="DejaVu Sans Mono1" fo:font-size="14pt" fo:background-color="#fdf6e3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DejaVu Sans Mono1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DejaVu Sans Mono1" fo:font-size="14pt" fo:background-color="#fdf6e3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P8" style:family="paragraph">
      <loext:graphic-properties draw:fill="none"/>
      <style:paragraph-properties fo:text-align="end"/>
      <style:text-properties style:font-name="DejaVu Sans Mono1" fo:font-size="14pt" fo:background-color="transparen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DejaVu Sans Mono1" fo:font-size="14pt" fo:background-color="transparent" style:font-size-asian="14pt" style:font-size-complex="14pt"/>
    </style:style>
    <style:style style:name="T1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DejaVu Sans Mono1" fo:font-size="14pt" fo:background-color="#fdf6e3" style:font-size-asian="14pt" style:font-size-complex="14pt"/>
    </style:style>
    <style:style style:name="T3" style:family="text">
      <style:text-properties fo:color="#859900" style:font-name="DejaVu Sans Mono1" fo:font-size="14pt" fo:background-color="#fdf6e3" style:font-size-asian="14pt" style:font-size-complex="14pt"/>
    </style:style>
    <style:style style:name="T4" style:family="text">
      <style:text-properties fo:color="#d33682" style:font-name="DejaVu Sans Mono1" fo:font-size="14pt" fo:font-weight="bold" fo:background-color="#fdf6e3" style:font-size-asian="14pt" style:font-weight-asian="bold" style:font-size-complex="14pt" style:font-weight-complex="bold"/>
    </style:style>
    <style:style style:name="T5" style:family="text">
      <style:text-properties style:use-window-font-color="true" style:font-name="DejaVu Sans Mono1" fo:font-size="14pt" fo:font-weight="normal" fo:background-color="#fdf6e3" style:font-size-asian="14pt" style:font-weight-asian="normal" style:font-size-complex="14pt" style:font-weight-complex="normal"/>
    </style:style>
    <style:style style:name="T6" style:family="text">
      <style:text-properties fo:color="#cb4b16" style:font-name="DejaVu Sans Mono1" fo:font-size="14pt" fo:font-weight="bold" fo:background-color="#fdf6e3" style:font-size-asian="14pt" style:font-weight-asian="bold" style:font-size-complex="14pt" style:font-weight-complex="bold"/>
    </style:style>
    <style:style style:name="T7" style:family="text">
      <style:text-properties fo:color="#dc322f" style:font-name="Aller Display" fo:font-size="22pt" style:font-size-asian="22pt" style:font-size-complex="22pt"/>
    </style:style>
    <style:style style:name="T8" style:family="text">
      <style:text-properties fo:color="#859900" style:font-name="DejaVu Sans Mono1" fo:font-size="14pt" fo:font-weight="normal" fo:background-color="#fdf6e3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142cm" svg:height="1cm" svg:x="9.9cm" svg:y="6.7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42cm" svg:height="0.9cm" svg:x="11.358cm" svg:y="3.6cm">
          <text:p text:style-name="P1"><text:span text:style-name="T1">gr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342cm" svg:height="1cm" svg:x="7.458cm" svg:y="3.6cm">
          <text:p text:style-name="P1"><text:span text:style-name="T1">unloc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7.458cm" svg:y1="4.1cm" svg:x2="9.9cm" svg:y2="7.2cm" draw:start-shape="id1" draw:start-glue-point="3" draw:end-shape="id2" draw:end-glue-point="3" svg:d="M7458 4100c-750 0-1971 3100 2442 3100" svg:viewBox="0 0 3187 3101">
          <text:p text:style-name="P3"><text:span text:style-name="T2">_room </text:span><text:span text:style-name="T3">locked</text:span><text:span text:style-name="T2"> </text:span><text:span text:style-name="T4">false</text:span><text:span text:style-name="T4"><text:tab/></text:span><text:span text:style-name="T4"><text:tab/></text:span></text:p>
        </draw:connector>
        <draw:connector draw:style-name="gr5" draw:text-style-name="P5" draw:layer="layout" draw:type="curve" draw:line-skew="0.847cm 0.441cm" svg:x1="10.471cm" svg:y1="6.7cm" svg:x2="13cm" svg:y2="4.05cm" draw:start-shape="id2" draw:start-glue-point="0" draw:end-shape="id3" draw:end-glue-point="1" svg:d="M10471 6700c0-379 1735-315 2720-883s1220-1767-191-1767" svg:viewBox="0 0 3524 2651">
          <text:p text:style-name="P3"><text:span text:style-name="T2"/></text:p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graber </text:span><text:span text:style-name="T3">room</text:span><text:span text:style-name="T2"> </text:span><text:span text:style-name="T5">_room</text:span></text:p>
        </draw:connector>
        <draw:connector draw:style-name="gr6" draw:text-style-name="P6" draw:layer="layout" draw:type="curve" draw:line-skew="0.956cm" svg:x1="8.629cm" svg:y1="4.6cm" svg:x2="12.179cm" svg:y2="4.5cm" draw:start-shape="id1" draw:start-glue-point="2" draw:end-shape="id3" draw:end-glue-point="2" svg:d="M8629 4600c0 2184 3550 2234 3550-100" svg:viewBox="0 0 3551 1745">
          <text:p text:style-name="P1"><text:span text:style-name="T2"/></text:p>
          <text:p text:style-name="P1"><text:span text:style-name="T2">_graber </text:span><text:span text:style-name="T3">hold</text:span><text:span text:style-name="T2"> </text:span><text:span text:style-name="T6">nothing</text:span><text:span text:style-name="T6"><text:tab/></text:span><text:span text:style-name="T6"><text:tab/></text:span></text:p>
        </draw:connector>
        <draw:custom-shape draw:style-name="gr7" draw:text-style-name="P7" xml:id="id4" draw:id="id4" draw:layer="layout" svg:width="1.3cm" svg:height="1.3cm" svg:x="0.4cm" svg:y="3.4cm">
          <text:p text:style-name="P1"><text:span text:style-name="T7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5" draw:id="id5" draw:layer="layout" svg:width="1.3cm" svg:height="1.3cm" svg:x="20.2cm" svg:y="3.4cm">
          <text:p text:style-name="P1"><text:span text:style-name="T7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svg:x1="1.7cm" svg:y1="4.05cm" svg:x2="7.458cm" svg:y2="4.1cm" draw:start-shape="id4" draw:start-glue-point="10" draw:end-shape="id1" svg:d="M1700 4050c4350 0 1471 50 5758 50" svg:viewBox="0 0 5759 51">
          <text:p text:style-name="P3"><text:span text:style-name="T2">kitchen </text:span><text:span text:style-name="T3">locked</text:span><text:span text:style-name="T2"> </text:span><text:span text:style-name="T4">true</text:span></text:p>
          <text:p text:style-name="P3"><text:span text:style-name="T4"/></text:p>
        </draw:connector>
        <draw:connector draw:style-name="gr8" draw:text-style-name="P8" draw:layer="layout" draw:type="curve" draw:line-skew="2.4cm" svg:x1="1.05cm" svg:y1="4.7cm" svg:x2="10.471cm" svg:y2="7.7cm" draw:start-shape="id4" draw:start-glue-point="8" draw:end-shape="id2" draw:end-glue-point="2" svg:d="M1050 4700c0 8850 9421 7350 9421 3000" svg:viewBox="0 0 9422 6467">
          <text:p text:style-name="P3"><text:span text:style-name="T2">robot </text:span><text:span text:style-name="T3">room</text:span><text:span text:style-name="T2"> </text:span><text:span text:style-name="T5">corridor</text:span></text:p>
        </draw:connector>
        <draw:connector draw:style-name="gr9" draw:text-style-name="P10" draw:layer="layout" draw:type="curve" draw:line-skew="-0.656cm 3.998cm" svg:x1="1.05cm" svg:y1="3.4cm" svg:x2="11.358cm" svg:y2="4.05cm" draw:start-shape="id4" draw:start-glue-point="4" draw:end-shape="id3" draw:end-glue-point="3" svg:d="M1050 3400c0-1795 4749-1496 7023-885s2070 1535 3285 1535" svg:viewBox="0 0 10309 2010">
          <text:p text:style-name="P9"><text:span text:style-name="T2">robot </text:span><text:span text:style-name="T3">holds</text:span><text:span text:style-name="T2"> </text:span><text:span text:style-name="T6">nothing</text:span></text:p>
        </draw:connector>
        <draw:connector draw:style-name="gr5" draw:text-style-name="P6" draw:layer="layout" draw:type="curve" draw:line-skew="-1.013cm" svg:x1="12.179cm" svg:y1="3.6cm" svg:x2="8.629cm" svg:y2="3.6cm" draw:start-shape="id3" draw:start-glue-point="0" draw:end-shape="id1" draw:end-glue-point="0" svg:d="M12179 3600c0-2269-3550-2269-3550 0" svg:viewBox="0 0 3551 1703">
          <text:p text:style-name="P1"><text:span text:style-name="T5">_graber </text:span><text:span text:style-name="T8">hold</text:span><text:span text:style-name="T5"> </text:span><text:span text:style-name="T6">key</text:span></text:p>
        </draw:connector>
        <draw:connector draw:style-name="gr8" draw:text-style-name="P8" draw:layer="layout" draw:type="curve" draw:line-skew="1.1cm" svg:x1="1.05cm" svg:y1="4.7cm" svg:x2="10.471cm" svg:y2="7.7cm" draw:start-shape="id4" draw:start-glue-point="8" draw:end-shape="id2" draw:end-glue-point="2" svg:d="M1050 4700c0 6900 9421 5400 9421 3000" svg:viewBox="0 0 9422 5012">
          <text:p text:style-name="P3"><text:span text:style-name="T2">livingroom </text:span><text:span text:style-name="T3">locked</text:span><text:span text:style-name="T2"> </text:span><text:span text:style-name="T4">false</text:span><text:span text:style-name="T4"><text:tab/></text:span></text:p>
        </draw:connector>
        <draw:connector draw:style-name="gr8" draw:text-style-name="P8" draw:layer="layout" draw:type="curve" svg:x1="1.05cm" svg:y1="4.7cm" svg:x2="10.471cm" svg:y2="7.7cm" draw:start-shape="id4" draw:start-glue-point="8" draw:end-shape="id2" draw:end-glue-point="2" svg:d="M1050 4700c0 5250 9421 3750 9421 3000" svg:viewBox="0 0 9422 3788">
          <text:p text:style-name="P3"><text:span text:style-name="T2">corridor </text:span><text:span text:style-name="T3">locked</text:span><text:span text:style-name="T2"> </text:span><text:span text:style-name="T4">false</text:span><text:span text:style-name="T4"><text:tab/></text:span><text:span text:style-name="T4"><text:tab/></text:span></text:p>
        </draw:connector>
        <draw:connector draw:style-name="gr8" draw:text-style-name="P8" draw:layer="layout" draw:type="curve" svg:x1="13cm" svg:y1="4.05cm" svg:x2="20.2cm" svg:y2="4.05cm" draw:start-shape="id3" draw:start-glue-point="1" draw:end-shape="id5" draw:end-glue-point="6" svg:d="M13000 4050h7200" svg:viewBox="0 0 7201 1">
          <text:p text:style-name="P3"><text:span text:style-name="T2">robot </text:span><text:span text:style-name="T3">holds</text:span><text:span text:style-name="T2"> </text:span><text:span text:style-name="T5">lollipop</text:span></text:p>
          <text:p text:style-name="P3"><text:span text:style-name="T4"/></text:p>
        </draw:connector>
        <draw:connector draw:style-name="gr6" draw:text-style-name="P6" draw:layer="layout" draw:type="curve" draw:line-skew="0.213cm 0.171cm" svg:x1="10.471cm" svg:y1="7.7cm" svg:x2="11.042cm" svg:y2="7.2cm" draw:start-shape="id2" draw:start-glue-point="2" draw:end-shape="id2" draw:end-glue-point="1" svg:d="M10471 7700c0 1069 622 891 1016 499s561-999-445-999" svg:viewBox="0 0 1325 1305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movable </text:span><text:span text:style-name="T3">room</text:span><text:span text:style-name="T2"> </text:span><text:span text:style-name="T5">_roo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2-17T16:10:28.984337656</dc:date>
    <dc:creator>Antoine GRÉA</dc:creator>
    <meta:editing-duration>PT23M54S</meta:editing-duration>
    <meta:editing-cycles>5</meta:editing-cycles>
    <meta:generator>LibreOffice/5.0.5.2$Linux_X86_64 LibreOffice_project/00m0$Build-2</meta:generator>
    <meta:document-statistic meta:object-count="16"/>
  </office:meta>
</office:document-meta>
</file>